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2c29" officeooo:paragraph-rsid="00152c29"/>
    </style:style>
    <style:style style:name="P2" style:family="paragraph" style:parent-style-name="Standard">
      <style:text-properties fo:font-size="13pt" officeooo:rsid="00152c29" officeooo:paragraph-rsid="00152c29" style:font-size-asian="13pt" style:font-size-complex="13pt"/>
    </style:style>
    <style:style style:name="P3" style:family="paragraph" style:parent-style-name="Table_20_Contents">
      <style:text-properties fo:font-weight="bold" officeooo:rsid="00152c29" officeooo:paragraph-rsid="00152c29" fo:background-color="#5f9f5f" style:font-weight-asian="bold" style:font-weight-complex="bold"/>
    </style:style>
    <style:style style:name="P4" style:family="paragraph" style:parent-style-name="Table_20_Contents">
      <style:text-properties officeooo:rsid="00152c29" officeooo:paragraph-rsid="00152c29" fo:background-color="#5f9f5f"/>
    </style:style>
    <style:style style:name="P5" style:family="paragraph" style:parent-style-name="Table_20_Contents">
      <style:text-properties officeooo:rsid="00167fa9" officeooo:paragraph-rsid="00167fa9"/>
    </style:style>
    <style:style style:name="P6" style:family="paragraph" style:parent-style-name="Table_20_Contents">
      <style:text-properties fo:language="en" fo:country="US" officeooo:rsid="00167fa9" officeooo:paragraph-rsid="00167fa9"/>
    </style:style>
    <style:style style:name="P7" style:family="paragraph" style:parent-style-name="Standard">
      <style:text-properties fo:font-size="13pt" officeooo:rsid="00152c29" officeooo:paragraph-rsid="00152c29" style:font-size-asian="13pt" style:font-size-complex="13pt"/>
    </style:style>
    <style:style style:name="P8" style:family="paragraph" style:parent-style-name="Standard">
      <style:text-properties fo:font-size="13pt" officeooo:rsid="00167fa9" officeooo:paragraph-rsid="00167fa9" style:font-size-asian="13pt" style:font-size-complex="13pt"/>
    </style:style>
    <style:style style:name="T1" style:family="text">
      <style:text-properties officeooo:rsid="00167fa9"/>
    </style:style>
    <style:style style:name="T2" style:family="text">
      <style:text-properties fo:language="en" fo:country="US" officeooo:rsid="0018249f"/>
    </style:style>
    <style:style style:name="T3" style:family="text">
      <style:text-properties fo:language="ru" fo:country="RU" officeooo:rsid="00182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m name: <text:span text:style-name="T1">Server architecture</text:span><text:line-break/></text:p>
      <text:p text:style-name="P1">Author: <text:span text:style-name="T1">Chashin G</text:span></text:p>
      <text:p text:style-name="P1">Architect: <text:span text:style-name="T1">Chashin G</text:span>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takeholder</text:p>
          </table:table-cell>
          <table:table-cell table:style-name="Таблица1.B1" office:value-type="string">
            <text:p text:style-name="P5">Zudilov A</text:p>
          </table:table-cell>
        </table:table-row>
        <table:table-row>
          <table:table-cell table:style-name="Таблица1.A2" office:value-type="string">
            <text:p text:style-name="P3">Author</text:p>
          </table:table-cell>
          <table:table-cell table:style-name="Таблица1.B2" office:value-type="string">
            <text:p text:style-name="P5">Chashin G</text:p>
          </table:table-cell>
        </table:table-row>
        <table:table-row>
          <table:table-cell table:style-name="Таблица1.A2" office:value-type="string">
            <text:p text:style-name="P3">Architect</text:p>
          </table:table-cell>
          <table:table-cell table:style-name="Таблица1.B2" office:value-type="string">
            <text:p text:style-name="P5">Chashin G</text:p>
          </table:table-cell>
        </table:table-row>
        <table:table-row>
          <table:table-cell table:style-name="Таблица1.A2" office:value-type="string">
            <text:p text:style-name="P3">Experts</text:p>
          </table:table-cell>
          <table:table-cell table:style-name="Таблица1.B2" office:value-type="string">
            <text:p text:style-name="P5">Prokopiev M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5">Zudilov A</text:p>
          </table:table-cell>
        </table:table-row>
      </table:table>
      <text:p text:style-name="P1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4">Version<text:span text:style-name="T2">s</text:span></text:p>
          </table:table-cell>
          <table:table-cell table:style-name="Таблица2.A1" office:value-type="string">
            <text:p text:style-name="P4">Reason</text:p>
          </table:table-cell>
          <table:table-cell table:style-name="Таблица2.C1" office:value-type="string">
            <text:p text:style-name="P4">Date</text:p>
          </table:table-cell>
        </table:table-row>
        <table:table-row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6">For review</text:p>
          </table:table-cell>
          <table:table-cell table:style-name="Таблица2.C2" office:value-type="string">
            <text:p text:style-name="P5">26.09.2017</text:p>
          </table:table-cell>
        </table:table-row>
        <table:table-row>
          <table:table-cell table:style-name="Таблица2.A2" office:value-type="string">
            <text:p text:style-name="P6">2</text:p>
          </table:table-cell>
          <table:table-cell table:style-name="Таблица2.A2" office:value-type="string">
            <text:p text:style-name="P6">Changes applied</text:p>
          </table:table-cell>
          <table:table-cell table:style-name="Таблица2.C2" office:value-type="string">
            <text:p text:style-name="P6">26.09.2017</text:p>
          </table:table-cell>
        </table:table-row>
      </table:table>
      <text:p text:style-name="P1"/>
      <text:p text:style-name="P2">1) Architecture</text:p>
      <text:p text:style-name="P2"><text:tab/><text:span text:style-name="T1">Server application includes three parts, which are programmed as classes. Language used is Python.</text:span></text:p>
      <text:p text:style-name="P2"><text:span text:style-name="T1">1.1) Database interaction</text:span></text:p>
      <text:p text:style-name="P8">1.2) Network connections (client interaction) </text:p>
      <text:p text:style-name="P8">1.3) Cryptography interface</text:p>
      <text:p text:style-name="P8"/>
      <text:p text:style-name="P2">2) Blocks description</text:p>
      <text:p text:style-name="P8">2.1) Database is SQLite, all methods should have established connection at theirs start and disconnect after using DB.</text:p>
      <text:p text:style-name="P8">Database provides 4 tables: login data; key data; persistance data; messaging data.</text:p>
      <text:p text:style-name="P8">2.2)Network connections create a new process for each client and interact with it as described in protocol. <text:span text:style-name="T2">(</text:span><text:span text:style-name="T3">протокол</text:span><text:span text:style-name="T2">v2.txt</text:span><text:span text:style-name="T3">)</text:span></text:p>
      <text:p text:style-name="P8">2.3)Cryptography interface enables creation of session keys and message encryption for each pair of clients. </text:p>
      <text:p text:style-name="P2"/>
      <text:p text:style-name="P2"/>
      <text:p text:style-name="P2">3)Testing</text:p>
      <text:p text:style-name="P8">Each developed module is tested by its author and tester of te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49S</meta:editing-duration>
    <meta:editing-cycles>5</meta:editing-cycles>
    <meta:generator>LibreOffice/5.3.0.3$Windows_x86 LibreOffice_project/7074905676c47b82bbcfbea1aeefc84afe1c50e1</meta:generator>
    <dc:date>2017-09-26T21:04:51.790000000</dc:date>
    <meta:document-statistic meta:table-count="2" meta:image-count="0" meta:object-count="0" meta:page-count="1" meta:paragraph-count="33" meta:word-count="141" meta:character-count="954" meta:non-whitespace-character-count="842"/>
    <meta:user-defined meta:name="Info 1"/>
    <meta:user-defined meta:name="Info 2"/>
    <meta:user-defined meta:name="Info 3"/>
    <meta:user-defined meta:name="Info 4"/>
  </office:meta>
</office:document-meta>
</file>